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1d9266" officeooo:paragraph-rsid="002bcc86" style:font-style-asian="normal" style:font-style-complex="normal"/>
    </style:style>
    <style:style style:name="P15" style:family="paragraph" style:parent-style-name="Text_20_body">
      <style:text-properties fo:font-style="normal" style:text-underline-style="none" officeooo:rsid="0022c65c" officeooo:paragraph-rsid="0022c65c" style:font-style-asian="normal" style:font-style-complex="normal"/>
    </style:style>
    <style:style style:name="P16" style:family="paragraph" style:parent-style-name="Text_20_body">
      <style:text-properties fo:font-style="normal" style:text-underline-style="none" officeooo:rsid="002bcc86" officeooo:paragraph-rsid="002bcc86" style:font-style-asian="normal" style:font-style-complex="normal"/>
    </style:style>
    <style:style style:name="P17" style:family="paragraph" style:parent-style-name="Text_20_body">
      <style:text-properties fo:font-style="normal" style:text-underline-style="none" officeooo:rsid="002e1a2e" officeooo:paragraph-rsid="002e1a2e" style:font-style-asian="normal" style:font-style-complex="normal"/>
    </style:style>
    <style:style style:name="P18"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19"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P20" style:family="paragraph" style:parent-style-name="Text_20_body">
      <style:paragraph-properties fo:text-align="center" style:justify-single-word="false"/>
      <style:text-properties fo:font-size="16pt" fo:font-style="normal" style:text-underline-style="none" officeooo:rsid="002e1a2e" officeooo:paragraph-rsid="002e1a2e" fo:background-color="#ffff00" style:font-size-asian="16pt" style:font-style-asian="normal" style:font-size-complex="16pt" style:font-style-complex="normal"/>
    </style:style>
    <style:style style:name="P21" style:family="paragraph" style:parent-style-name="Text_20_body">
      <style:paragraph-properties fo:text-align="center" style:justify-single-word="false"/>
      <style:text-properties fo:font-size="16pt" fo:font-style="normal" style:text-underline-style="none" officeooo:rsid="002f9aee" officeooo:paragraph-rsid="002f9aee" fo:background-color="#ffff00" style:font-size-asian="16pt" style:font-style-asian="normal" style:font-size-complex="16pt" style:font-style-complex="normal"/>
    </style:style>
    <style:style style:name="P22" style:family="paragraph" style:parent-style-name="Text_20_body">
      <style:paragraph-properties fo:text-align="start" style:justify-single-word="false"/>
      <style:text-properties fo:font-size="16pt" fo:font-style="normal" style:text-underline-style="none" officeooo:rsid="002e1a2e" officeooo:paragraph-rsid="002e1a2e" fo:background-color="transparent" style:font-size-asian="16pt" style:font-style-asian="normal" style:font-size-complex="16pt" style:font-style-complex="normal"/>
    </style:style>
    <style:style style:name="P23" style:family="paragraph" style:parent-style-name="Text_20_body">
      <style:paragraph-properties fo:text-align="start" style:justify-single-word="false"/>
      <style:text-properties fo:font-size="16pt" fo:font-style="normal" style:text-underline-style="none" officeooo:rsid="002e1a2e" officeooo:paragraph-rsid="002f9aee" fo:background-color="transparent" style:font-size-asian="16pt" style:font-style-asian="normal" style:font-size-complex="16pt" style:font-style-complex="normal"/>
    </style:style>
    <style:style style:name="P24" style:family="paragraph" style:parent-style-name="Text_20_body">
      <style:paragraph-properties fo:text-align="start" style:justify-single-word="false"/>
      <style:text-properties fo:font-size="12pt" fo:font-style="normal" style:text-underline-style="none" officeooo:rsid="002e1a2e" officeooo:paragraph-rsid="002e1a2e" fo:background-color="transparent" style:font-size-asian="10.5pt" style:font-style-asian="normal" style:font-size-complex="12pt" style:font-style-complex="normal"/>
    </style:style>
    <style:style style:name="P25" style:family="paragraph" style:parent-style-name="Text_20_body">
      <style:paragraph-properties fo:text-align="start" style:justify-single-word="false"/>
      <style:text-properties fo:font-size="12pt" fo:font-style="normal" style:text-underline-style="none" officeooo:rsid="002f9aee" officeooo:paragraph-rsid="002f9aee" fo:background-color="transparent"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none" officeooo:rsid="00329331" officeooo:paragraph-rsid="00329331" fo:background-color="transparent" style:font-size-asian="10.5pt" style:font-style-asian="normal" style:font-size-complex="12pt" style:font-style-complex="normal"/>
    </style:style>
    <style:style style:name="P27" style:family="paragraph" style:parent-style-name="Standard" style:list-style-name="L1">
      <style:paragraph-properties fo:text-align="center" style:justify-single-word="false" fo:break-before="page"/>
      <style:text-properties fo:font-size="16pt" officeooo:rsid="0010e102" officeooo:paragraph-rsid="003abdfa" style:font-size-asian="16pt" style:font-size-complex="16pt"/>
    </style:style>
    <style:style style:name="P28" style:family="paragraph" style:parent-style-name="Standard" style:list-style-name="L1">
      <style:text-properties officeooo:rsid="000d5081" officeooo:paragraph-rsid="003abdfa"/>
    </style:style>
    <style:style style:name="P29" style:family="paragraph" style:parent-style-name="Standard" style:list-style-name="L1">
      <style:text-properties fo:font-style="normal" officeooo:rsid="000d5081" officeooo:paragraph-rsid="003abdfa" style:font-style-asian="normal" style:font-style-complex="normal"/>
    </style:style>
    <style:style style:name="P30" style:family="paragraph" style:parent-style-name="Standard" style:list-style-name="L1">
      <style:text-properties fo:font-style="normal" officeooo:rsid="000f5620" officeooo:paragraph-rsid="003abdfa" style:font-style-asian="normal" style:font-style-complex="normal"/>
    </style:style>
    <style:style style:name="P31" style:family="paragraph" style:parent-style-name="Standard" style:list-style-name="L1">
      <style:text-properties fo:font-style="normal" officeooo:rsid="0010e102" officeooo:paragraph-rsid="003abdfa" style:font-style-asian="normal" style:font-style-complex="normal"/>
    </style:style>
    <style:style style:name="P32" style:family="paragraph" style:parent-style-name="Standard" style:list-style-name="L1">
      <style:paragraph-properties fo:break-before="page"/>
      <style:text-properties fo:font-style="normal" fo:font-weight="bold" officeooo:rsid="0051ac65" officeooo:paragraph-rsid="003be985" style:font-style-asian="normal" style:font-weight-asian="bold" style:font-style-complex="normal" style:font-weight-complex="bold"/>
    </style:style>
    <style:style style:name="P33" style:family="paragraph" style:parent-style-name="Standard" style:list-style-name="L2">
      <style:text-properties fo:font-style="normal" fo:font-weight="bold" officeooo:rsid="004a3eea" officeooo:paragraph-rsid="004a3eea" style:font-style-asian="normal" style:font-weight-asian="bold" style:font-style-complex="normal" style:font-weight-complex="bold"/>
    </style:style>
    <style:style style:name="P34" style:family="paragraph" style:parent-style-name="Standard" style:list-style-name="L2">
      <style:text-properties fo:font-style="normal" fo:font-weight="bold" officeooo:rsid="00544dd7" officeooo:paragraph-rsid="005a5c15" style:font-style-asian="normal" style:font-weight-asian="bold" style:font-style-complex="normal" style:font-weight-complex="bold"/>
    </style:style>
    <style:style style:name="P35" style:family="paragraph" style:parent-style-name="Standard" style:list-style-name="L2">
      <style:text-properties fo:font-style="normal" fo:font-weight="normal" officeooo:rsid="003be985" officeooo:paragraph-rsid="003be985"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rsid="003be985" officeooo:paragraph-rsid="003df730"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rsid="003be985" officeooo:paragraph-rsid="005a5c15" style:font-style-asian="normal" style:font-weight-asian="normal" style:font-style-complex="normal" style:font-weight-complex="normal"/>
    </style:style>
    <style:style style:name="P38" style:family="paragraph" style:parent-style-name="Standard" style:list-style-name="L2">
      <style:text-properties fo:font-style="normal" fo:font-weight="normal" officeooo:rsid="003df730" officeooo:paragraph-rsid="003df730" style:font-style-asian="normal" style:font-weight-asian="normal" style:font-style-complex="normal" style:font-weight-complex="normal"/>
    </style:style>
    <style:style style:name="P39" style:family="paragraph" style:parent-style-name="Standard" style:list-style-name="L2">
      <style:text-properties fo:font-style="normal" fo:font-weight="normal" officeooo:rsid="003df730" officeooo:paragraph-rsid="0041b8d0" style:font-style-asian="normal" style:font-weight-asian="normal" style:font-style-complex="normal" style:font-weight-complex="normal"/>
    </style:style>
    <style:style style:name="P40" style:family="paragraph" style:parent-style-name="Standard" style:list-style-name="L2">
      <style:text-properties fo:font-style="normal" fo:font-weight="normal" officeooo:rsid="003d2be4" officeooo:paragraph-rsid="003d2be4"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rsid="003ff446" officeooo:paragraph-rsid="003ff446" style:font-style-asian="normal" style:font-weight-asian="normal" style:font-style-complex="normal" style:font-weight-complex="normal"/>
    </style:style>
    <style:style style:name="P42" style:family="paragraph" style:parent-style-name="Standard" style:list-style-name="L2">
      <style:text-properties fo:font-style="normal" fo:font-weight="normal" officeooo:rsid="0041b8d0" officeooo:paragraph-rsid="0041b8d0" style:font-style-asian="normal" style:font-weight-asian="normal" style:font-style-complex="normal" style:font-weight-complex="normal"/>
    </style:style>
    <style:style style:name="P43" style:family="paragraph" style:parent-style-name="Standard" style:list-style-name="L2">
      <style:text-properties fo:font-style="normal" fo:font-weight="normal" officeooo:rsid="004291d2" officeooo:paragraph-rsid="004291d2" style:font-style-asian="normal" style:font-weight-asian="normal" style:font-style-complex="normal" style:font-weight-complex="normal"/>
    </style:style>
    <style:style style:name="P44" style:family="paragraph" style:parent-style-name="Standard" style:list-style-name="L2">
      <style:text-properties fo:font-style="normal" fo:font-weight="normal" officeooo:rsid="0044662c" officeooo:paragraph-rsid="0044662c" style:font-style-asian="normal" style:font-weight-asian="normal" style:font-style-complex="normal" style:font-weight-complex="normal"/>
    </style:style>
    <style:style style:name="P45" style:family="paragraph" style:parent-style-name="Standard" style:list-style-name="L2">
      <style:text-properties fo:font-style="normal" fo:font-weight="normal" officeooo:rsid="004634e6" officeooo:paragraph-rsid="004634e6" style:font-style-asian="normal" style:font-weight-asian="normal" style:font-style-complex="normal" style:font-weight-complex="normal"/>
    </style:style>
    <style:style style:name="P46" style:family="paragraph" style:parent-style-name="Standard" style:list-style-name="L2">
      <style:text-properties fo:font-style="normal" fo:font-weight="normal" officeooo:rsid="00464e0e" officeooo:paragraph-rsid="00464e0e" style:font-style-asian="normal" style:font-weight-asian="normal" style:font-style-complex="normal" style:font-weight-complex="normal"/>
    </style:style>
    <style:style style:name="P47" style:family="paragraph" style:parent-style-name="Standard" style:list-style-name="L2">
      <style:text-properties style:text-line-through-style="solid" style:text-line-through-type="single" fo:font-style="normal" fo:font-weight="normal" officeooo:rsid="0047ee68" officeooo:paragraph-rsid="0047ee68" style:font-style-asian="normal" style:font-weight-asian="normal" style:font-style-complex="normal" style:font-weight-complex="normal"/>
    </style:style>
    <style:style style:name="P48" style:family="paragraph" style:parent-style-name="Standard" style:list-style-name="L2">
      <style:text-properties style:text-line-through-style="none" style:text-line-through-type="none" fo:font-style="normal" fo:font-weight="normal" officeooo:rsid="004f6938" officeooo:paragraph-rsid="004f6938" style:font-style-asian="normal" style:font-weight-asian="normal" style:font-style-complex="normal" style:font-weight-complex="normal"/>
    </style:style>
    <style:style style:name="P49" style:family="paragraph" style:parent-style-name="Standard" style:list-style-name="L2">
      <style:text-properties style:text-line-through-style="none" style:text-line-through-type="none" fo:font-style="normal" fo:font-weight="normal" officeooo:rsid="005252d6" officeooo:paragraph-rsid="005252d6" style:font-style-asian="normal" style:font-weight-asian="normal" style:font-style-complex="normal" style:font-weight-complex="normal"/>
    </style:style>
    <style:style style:name="P50" style:family="paragraph" style:parent-style-name="Standard" style:list-style-name="L2">
      <style:text-properties style:text-line-through-style="none" style:text-line-through-type="none" fo:font-style="normal" fo:font-weight="normal" officeooo:rsid="00544dd7" officeooo:paragraph-rsid="00544dd7" style:font-style-asian="normal" style:font-weight-asian="normal" style:font-style-complex="normal" style:font-weight-complex="normal"/>
    </style:style>
    <style:style style:name="P51" style:family="paragraph" style:parent-style-name="Standard" style:list-style-name="L2">
      <style:text-properties style:text-line-through-style="none" style:text-line-through-type="none" fo:font-style="normal" fo:font-weight="normal" officeooo:rsid="0055476a" officeooo:paragraph-rsid="0055476a" style:font-style-asian="normal" style:font-weight-asian="normal" style:font-style-complex="normal" style:font-weight-complex="normal"/>
    </style:style>
    <style:style style:name="P52" style:family="paragraph" style:parent-style-name="Standard" style:list-style-name="L2">
      <style:text-properties style:text-line-through-style="none" style:text-line-through-type="none" fo:font-style="normal" fo:font-weight="normal" officeooo:rsid="0055dd2b" officeooo:paragraph-rsid="0055dd2b" style:font-style-asian="normal" style:font-weight-asian="normal" style:font-style-complex="normal" style:font-weight-complex="normal"/>
    </style:style>
    <style:style style:name="P53" style:family="paragraph" style:parent-style-name="Standard" style:list-style-name="L2">
      <style:text-properties style:text-line-through-style="none" style:text-line-through-type="none" fo:font-style="normal" fo:font-weight="normal" officeooo:rsid="0057b743" officeooo:paragraph-rsid="0057b743" style:font-style-asian="normal" style:font-weight-asian="normal" style:font-style-complex="normal" style:font-weight-complex="normal"/>
    </style:style>
    <style:style style:name="P54" style:family="paragraph" style:parent-style-name="Standard">
      <style:text-properties style:text-line-through-style="none" style:text-line-through-type="none" fo:font-style="normal" fo:font-weight="normal" officeooo:rsid="0057b743" officeooo:paragraph-rsid="0057b743" style:font-style-asian="normal" style:font-weight-asian="normal" style:font-style-complex="normal" style:font-weight-complex="normal"/>
    </style:style>
    <style:style style:name="P55" style:family="paragraph" style:parent-style-name="Standard" style:list-style-name="L2">
      <style:text-properties style:text-line-through-style="none" style:text-line-through-type="none" fo:font-style="normal" fo:font-weight="normal" officeooo:rsid="005a5c15" officeooo:paragraph-rsid="005a5c15" style:font-style-asian="normal" style:font-weight-asian="normal" style:font-style-complex="normal" style:font-weight-complex="normal"/>
    </style:style>
    <style:style style:name="P56" style:family="paragraph" style:parent-style-name="Standard" style:list-style-name="L2">
      <style:text-properties style:text-line-through-style="none" style:text-line-through-type="none" fo:font-style="normal" fo:font-weight="normal" officeooo:rsid="005a5c15" officeooo:paragraph-rsid="005b174b" style:font-style-asian="normal" style:font-weight-asian="normal" style:font-style-complex="normal" style:font-weight-complex="normal"/>
    </style:style>
    <style:style style:name="P57" style:family="paragraph" style:parent-style-name="Standard" style:list-style-name="L2">
      <style:text-properties style:text-line-through-style="none" style:text-line-through-type="none" fo:font-style="normal" fo:font-weight="normal" officeooo:rsid="005b174b" officeooo:paragraph-rsid="005b174b" style:font-style-asian="normal" style:font-weight-asian="normal" style:font-style-complex="normal" style:font-weight-complex="normal"/>
    </style:style>
    <style:style style:name="P58" style:family="paragraph" style:parent-style-name="Standard" style:list-style-name="L2">
      <style:text-properties style:text-line-through-style="none" style:text-line-through-type="none" fo:font-style="normal" fo:font-weight="normal" officeooo:rsid="005bff8b" officeooo:paragraph-rsid="005bff8b" style:font-style-asian="normal" style:font-weight-asian="normal" style:font-style-complex="normal" style:font-weight-complex="normal"/>
    </style:style>
    <style:style style:name="P59" style:family="paragraph" style:parent-style-name="Standard">
      <style:text-properties style:text-line-through-style="none" style:text-line-through-type="none" fo:font-style="normal" fo:font-weight="normal" officeooo:rsid="005bff8b" officeooo:paragraph-rsid="005bff8b" style:font-style-asian="normal" style:font-weight-asian="normal" style:font-style-complex="normal" style:font-weight-complex="normal"/>
    </style:style>
    <style:style style:name="P60" style:family="paragraph" style:parent-style-name="Standard" style:list-style-name="L2">
      <style:text-properties style:text-line-through-style="none" style:text-line-through-type="none" fo:font-style="normal" fo:font-weight="bold" officeooo:rsid="005bff8b" officeooo:paragraph-rsid="005bff8b" style:font-style-asian="normal" style:font-weight-asian="bold" style:font-style-complex="normal" style:font-weight-complex="bold"/>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italic" officeooo:rsid="003df730" style:font-style-asian="italic" style:font-style-complex="italic"/>
    </style:style>
    <style:style style:name="T10" style:family="text">
      <style:text-properties fo:font-style="italic" officeooo:rsid="004b7cd4" style:font-style-asian="italic" style:font-style-complex="italic"/>
    </style:style>
    <style:style style:name="T11" style:family="text">
      <style:text-properties fo:font-style="italic" officeooo:rsid="005252d6" style:font-style-asian="italic" style:font-style-complex="italic"/>
    </style:style>
    <style:style style:name="T12" style:family="text">
      <style:text-properties fo:font-style="italic" officeooo:rsid="0057b743"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9266"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style:text-position="super 58%"/>
    </style:style>
    <style:style style:name="T17"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8" style:family="text">
      <style:text-properties officeooo:rsid="002081ea"/>
    </style:style>
    <style:style style:name="T19" style:family="text">
      <style:text-properties officeooo:rsid="0020f8c5"/>
    </style:style>
    <style:style style:name="T20" style:family="text">
      <style:text-properties officeooo:rsid="0022c65c"/>
    </style:style>
    <style:style style:name="T21" style:family="text">
      <style:text-properties officeooo:rsid="002336b3"/>
    </style:style>
    <style:style style:name="T22" style:family="text">
      <style:text-properties officeooo:rsid="00254c06"/>
    </style:style>
    <style:style style:name="T23" style:family="text">
      <style:text-properties officeooo:rsid="00257803"/>
    </style:style>
    <style:style style:name="T24" style:family="text">
      <style:text-properties officeooo:rsid="00263414"/>
    </style:style>
    <style:style style:name="T25" style:family="text">
      <style:text-properties officeooo:rsid="0027ba10"/>
    </style:style>
    <style:style style:name="T26" style:family="text">
      <style:text-properties officeooo:rsid="00291378"/>
    </style:style>
    <style:style style:name="T27" style:family="text">
      <style:text-properties officeooo:rsid="002bcc86"/>
    </style:style>
    <style:style style:name="T28" style:family="text">
      <style:text-properties officeooo:rsid="002e1a2e"/>
    </style:style>
    <style:style style:name="T29" style:family="text">
      <style:text-properties fo:font-size="12pt" style:font-size-asian="10.5pt" style:font-size-complex="12pt"/>
    </style:style>
    <style:style style:name="T30" style:family="text">
      <style:text-properties fo:font-size="12pt" officeooo:rsid="002f9aee" style:font-size-asian="10.5pt" style:font-size-complex="12pt"/>
    </style:style>
    <style:style style:name="T31" style:family="text">
      <style:text-properties officeooo:rsid="00329331"/>
    </style:style>
    <style:style style:name="T32" style:family="text">
      <style:text-properties officeooo:rsid="00331e46"/>
    </style:style>
    <style:style style:name="T33" style:family="text">
      <style:text-properties officeooo:rsid="0033bab5"/>
    </style:style>
    <style:style style:name="T34" style:family="text">
      <style:text-properties officeooo:rsid="00353c5b"/>
    </style:style>
    <style:style style:name="T35" style:family="text">
      <style:text-properties officeooo:rsid="003694e2"/>
    </style:style>
    <style:style style:name="T36" style:family="text">
      <style:text-properties officeooo:rsid="0036c9de"/>
    </style:style>
    <style:style style:name="T37" style:family="text">
      <style:text-properties officeooo:rsid="0037d06d"/>
    </style:style>
    <style:style style:name="T38" style:family="text">
      <style:text-properties officeooo:rsid="0039f365"/>
    </style:style>
    <style:style style:name="T39" style:family="text">
      <style:text-properties officeooo:rsid="000d78af"/>
    </style:style>
    <style:style style:name="T40" style:family="text">
      <style:text-properties officeooo:rsid="000d9621"/>
    </style:style>
    <style:style style:name="T41" style:family="text">
      <style:text-properties officeooo:rsid="0010e102"/>
    </style:style>
    <style:style style:name="T42" style:family="text">
      <style:text-properties fo:font-weight="normal" style:font-weight-asian="normal" style:font-weight-complex="normal"/>
    </style:style>
    <style:style style:name="T43" style:family="text">
      <style:text-properties officeooo:rsid="003d2be4"/>
    </style:style>
    <style:style style:name="T44" style:family="text">
      <style:text-properties officeooo:rsid="003df730"/>
    </style:style>
    <style:style style:name="T45" style:family="text">
      <style:text-properties fo:font-weight="bold" style:font-weight-asian="bold" style:font-weight-complex="bold"/>
    </style:style>
    <style:style style:name="T46" style:family="text">
      <style:text-properties fo:font-weight="bold" officeooo:rsid="003df730" style:font-weight-asian="bold" style:font-weight-complex="bold"/>
    </style:style>
    <style:style style:name="T47" style:family="text">
      <style:text-properties fo:font-weight="bold" officeooo:rsid="0041b8d0" style:font-weight-asian="bold" style:font-weight-complex="bold"/>
    </style:style>
    <style:style style:name="T48" style:family="text">
      <style:text-properties fo:font-weight="bold" officeooo:rsid="005195a8" style:font-weight-asian="bold" style:font-weight-complex="bold"/>
    </style:style>
    <style:style style:name="T49" style:family="text">
      <style:text-properties fo:font-weight="bold" officeooo:rsid="00544dd7" style:font-weight-asian="bold" style:font-weight-complex="bold"/>
    </style:style>
    <style:style style:name="T50" style:family="text">
      <style:text-properties fo:font-weight="bold" officeooo:rsid="0057b743" style:font-weight-asian="bold" style:font-weight-complex="bold"/>
    </style:style>
    <style:style style:name="T51" style:family="text">
      <style:text-properties fo:font-weight="bold" officeooo:rsid="00596bd2" style:font-weight-asian="bold" style:font-weight-complex="bold"/>
    </style:style>
    <style:style style:name="T52" style:family="text">
      <style:text-properties officeooo:rsid="003f3ffd"/>
    </style:style>
    <style:style style:name="T53" style:family="text">
      <style:text-properties officeooo:rsid="003ff446"/>
    </style:style>
    <style:style style:name="T54" style:family="text">
      <style:text-properties officeooo:rsid="0041b8d0"/>
    </style:style>
    <style:style style:name="T55" style:family="text">
      <style:text-properties officeooo:rsid="004291d2"/>
    </style:style>
    <style:style style:name="T56" style:family="text">
      <style:text-properties officeooo:rsid="0044662c"/>
    </style:style>
    <style:style style:name="T57" style:family="text">
      <style:text-properties officeooo:rsid="004634e6"/>
    </style:style>
    <style:style style:name="T58" style:family="text">
      <style:text-properties officeooo:rsid="00464e0e"/>
    </style:style>
    <style:style style:name="T59" style:family="text">
      <style:text-properties officeooo:rsid="0047ee68"/>
    </style:style>
    <style:style style:name="T60" style:family="text">
      <style:text-properties officeooo:rsid="0048ac33"/>
    </style:style>
    <style:style style:name="T61" style:family="text">
      <style:text-properties officeooo:rsid="004a3eea"/>
    </style:style>
    <style:style style:name="T62" style:family="text">
      <style:text-properties officeooo:rsid="004b7cd4"/>
    </style:style>
    <style:style style:name="T63" style:family="text">
      <style:text-properties officeooo:rsid="004ede94"/>
    </style:style>
    <style:style style:name="T64" style:family="text">
      <style:text-properties officeooo:rsid="00501200"/>
    </style:style>
    <style:style style:name="T65" style:family="text">
      <style:text-properties officeooo:rsid="005195a8"/>
    </style:style>
    <style:style style:name="T66" style:family="text">
      <style:text-properties officeooo:rsid="005252d6"/>
    </style:style>
    <style:style style:name="T67" style:family="text">
      <style:text-properties officeooo:rsid="00544c87"/>
    </style:style>
    <style:style style:name="T68" style:family="text">
      <style:text-properties officeooo:rsid="00544dd7"/>
    </style:style>
    <style:style style:name="T69" style:family="text">
      <style:text-properties officeooo:rsid="0055c788"/>
    </style:style>
    <style:style style:name="T70" style:family="text">
      <style:text-properties officeooo:rsid="0055dd2b"/>
    </style:style>
    <style:style style:name="T71" style:family="text">
      <style:text-properties officeooo:rsid="0057b743"/>
    </style:style>
    <style:style style:name="T72" style:family="text">
      <style:text-properties officeooo:rsid="00596bd2"/>
    </style:style>
    <style:style style:name="T73" style:family="text">
      <style:text-properties officeooo:rsid="005b174b"/>
    </style:style>
    <style:style style:name="T74" style:family="text">
      <style:text-properties officeooo:rsid="005bff8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13">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text:span text:style-name="T38">o</text:span>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6">th</text:span> century Edgar Allen Poe character, complete with top hats and corsets. <text:s/>On the table, there’s a chess board with a stop clock next to it. <text:s/>She wipes the blood from her nose.</text:p>
      <text:p text:style-name="P6"><text:tab/>“That was <text:span text:style-name="T38">another</text:span> Wizard. <text:s/>I could feel his presence reaching into my doma<text:span text:style-name="T38">i</text:span>n. <text:s/>I’ve never seen a demon do that.”</text:p>
      <text:p text:style-name="P6"><text:tab/>Yunjin, still helping Dom to his feet, says, “He looked like he was from the Magocracy.”</text:p>
      <text:p text:style-name="P6"><text:tab/>“Why would the suits come for <text:span text:style-name="T4">us</text:span><text:span text:style-name="T15">?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5"><text:tab/></text:span><text:span text:style-name="T17">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13"><text:tab/>Dom looked over to Max, who was pouring herself a cup of tea. <text:s/></text:span><text:span text:style-name="T14">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8">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4"><text:tab/></text:span><text:span text:style-name="T5">Teacup? </text:span><text:span text:style-name="T14">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4"><text:tab/></text:span><text:span text:style-name="T5">Wait, coffee?</text:span></text:p>
      <text:p text:style-name="P9"><text:span text:style-name="T5"><text:tab/></text:span><text:span text:style-name="T14">“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8">Hella Love Oakland</text:span>” postcards that ususally decorated the store.</text:p>
      <text:p text:style-name="P9"><text:span text:style-name="T14"><text:tab/></text:span><text:span text:style-name="T5">Had those been like that when he walked in?</text:span></text:p>
      <text:p text:style-name="P9"><text:span text:style-name="T5"><text:tab/></text:span><text:span text:style-name="T14">“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8">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8">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8"><text:s/>Dom thought. <text:s/>He reached out with is hand toward the thread. <text:s/>In a flash, Mrs. Gault pinned his hand to the countertop.</text:span></text:p>
      <text:p text:style-name="P12"><text:tab/>“<text:span text:style-name="T18">Maybe in another decade kid.” <text:s/></text:span></text:p>
      <text:p text:style-name="P12"><text:soft-page-break/><text:tab/><text:span text:style-name="T18">As Dom tried ot move his hand, he realized that she had fused his entire forearm with the wood. <text:s/>He drew in as much power as he could but, even straining with all his might, he couldn’t free himself.</text:span></text:p>
      <text:p text:style-name="P12"><text:tab/>“<text:span text:style-name="T19">Jed! What’s happening!” he shouted in a panic, but Jed was lost in thought it seemed.</text:span></text:p>
      <text:p text:style-name="P12"><text:tab/><text:span text:style-name="T19">Mrs. Gault continued, still locked into Jed’s eyes. <text:s/>“You don’t have to care this time around Jedidiah. <text:s/>We all loved Wayne too, he wouldn’t want you martyring yourself like this.”</text:span></text:p>
      <text:p text:style-name="P12"><text:tab/><text:span text:style-name="T19">Staring through Mrs. Gault more than at her he said, “I guess that’s fair.”</text:span></text:p>
      <text:p text:style-name="P12"><text:tab/><text:span text:style-name="T19">The counter turned to a bright, clean white like you might find at an upscale kitchen and Jed closed his eyes. <text:s/>Dom could see Mrs. Gault’s domain begin to completely take over the diner.</text:span></text:p>
      <text:p text:style-name="P12"><text:tab/>“<text:span text:style-name="T19">What do you say Jedidiah? <text:s/>Is that a promise?”</text:span></text:p>
      <text:p text:style-name="P12"><text:tab/><text:span text:style-name="T19">Jed opened his mouth to speak, then closed it, clearly struggling to form a thought the magic affecting was so thick in his mind.</text:span></text:p>
      <text:p text:style-name="P12"><text:tab/>“<text:span text:style-name="T19">I – ” he began.</text:span></text:p>
      <text:p text:style-name="P12"><text:tab/>“<text:span text:style-name="T19">You already promised Wayne,” said </text:span><text:span text:style-name="T20">Dom, straining to pull even more power into himself. <text:s/>He was getting light-headed at this point.</text:span></text:p>
      <text:p text:style-name="P12"><text:tab/><text:span text:style-name="T20">Jed looked like he was just waking up from a deep sleep – squinting at the white countertops.</text:span></text:p>
      <text:p text:style-name="P12"><text:tab/>“<text:span text:style-name="T20">Remember? You told him – ”</text:span></text:p>
      <text:p text:style-name="P12"><text:tab/><text:span text:style-name="T20">Mrs. Gault spun around to lock eyes with Dom. <text:s/>“Don’t you worry sometimes that you’re not doing so well?”</text:span></text:p>
      <text:p text:style-name="P12"><text:tab/><text:span text:style-name="T20">Dom paused to look at Mrs. Gault. <text:s/>Her eyes once again danced with a deep blue and yellow glow. <text:s/>He opened his mouth to continue… continue what?</text:span></text:p>
      <text:p text:style-name="P12"><text:tab/>“<text:span text:style-name="T20">What do you mean?” said Dom.</text:span></text:p>
      <text:p text:style-name="P12"><text:tab/>“<text:span text:style-name="T20">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20">Sometimes I wonder if I’ll get someone hurt, because I don’t really know enough.”</text:span></text:p>
      <text:p text:style-name="P12"><text:tab/>“<text:span text:style-name="T20">That’s completely understandable Dominic. <text:s/>Are you worried about Jed too?” <text:s/>She looked deeper into his eyes. <text:s/>“No… maybe someone else? <text:s/>A girl perhaps?”</text:span></text:p>
      <text:p text:style-name="P13"><text:tab/><text:span text:style-name="T20">Dom’s heart skipped a beat. <text:s/></text:span></text:p>
      <text:p text:style-name="P15"><text:tab/>“Yunjin?” she continued after a moment. <text:s/>“That’s a very pretty name. <text:s/>Shame, really.”</text:p>
      <text:p text:style-name="P13"><text:tab/>“<text:span text:style-name="T20">I’m sorry?” said Dom. <text:s/>The periphreals of his vision showed almost a completely white room.</text:span></text:p>
      <text:p text:style-name="P13"><text:tab/>“<text:span text:style-name="T20">Sorry won’t cut it young man. <text:s/>You how women are – the instant you’re not there to protect her, she’ll die.” <text:s/>She motioned around the room. <text:s/>“ I don’t </text:span><text:span text:style-name="T21">see her here.”</text:span></text:p>
      <text:p text:style-name="P13"><text:soft-page-break/><text:tab/><text:span text:style-name="T21">Dom’s chest was about to explode. [I decided here that Mrs. Gault was mega gaslighting magic.] <text:s/></text:span><text:span text:style-name="T7">I have to save her now! </text:span><text:span text:style-name="T21">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21">“What a delicate little flower you’ve found for yourself. <text:s/></text:span><text:span text:style-name="T22">How long do iyou think it will take for you to find someone like that again?” <text:s/>She reached out her hand to stroke Dom’s hair, gently as a mother.</text:span></text:p>
      <text:p text:style-name="P13"><text:tab/><text:span text:style-name="T8">Delicate?</text:span><text:span text:style-name="T22">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23">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4">stuffed the thing he got from Maud in Jed’s hand.</text:span></text:p>
      <text:p text:style-name="P13"><text:tab/><text:span text:style-name="T24">Mrs. Gault grabben Dom’s face and, while looking into his eyes said, “Yes Dominic, delicate. <text:s/>Delicate and, I’m so sorry, dead. <text:s/>All because you’re too weak to protect her.”</text:span></text:p>
      <text:p text:style-name="P13"><text:tab/><text:span text:style-name="T24">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5">bodies lying on the floor, murdered by demons, then by the horrible </text:span><text:span text:style-name="T26">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6">Dom.”</text:span></text:p>
      <text:p text:style-name="P13"><text:tab/><text:span text:style-name="T27">The Cable Car Diner surrounded him in a snap [flash?]. <text:s/>Dom twisted around in his seat, but couldn’t find the visions of the Exorcist’s bodies anymore.</text:span></text:p>
      <text:p text:style-name="P13"><text:tab/><text:span text:style-name="T27">Jed leaned over the counter now and Mrs. Gault sat primly on her barstool seat. <text:s/>Jed’s eyes stared directly into the woman’s soul it seemed.</text:span></text:p>
      <text:p text:style-name="P13"><text:tab/>“<text:span text:style-name="T27">Sorry to leave you like that Dom. <text:s/>Let me finish up here.”</text:span></text:p>
      <text:p text:style-name="P13"><text:tab/><text:span text:style-name="T27">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4"><text:tab/>“<text:span text:style-name="T27">What are the Shepherds up to?” said Jed with a snap. <text:s/></text:span></text:p>
      <text:p text:style-name="P16"><text:soft-page-break/><text:tab/>Like a toy soldier, her face went blank and with a dull, dreamlike tone to her voice she said, “We’ll outlaw minor enclaves operating in the city.”</text:p>
      <text:p text:style-name="P14"><text:tab/><text:span text:style-name="T27">Jed looked confused. <text:s/>“You’re going to… how? <text:s/>Are you putting a ban on training new mages? Explain please.”</text:span></text:p>
      <text:p text:style-name="P14"><text:tab/><text:span text:style-name="T27">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4"><text:tab/>“<text:span text:style-name="T27">Who else have you attacked to keep them out of the vote?”</text:span></text:p>
      <text:p text:style-name="P14"><text:tab/><text:span text:style-name="T27">Mrs. Gault screamed as she slammed her fists on the table, “the Exorcists, the Garden, the Silent Watcher, the Jade Tiger, the – ”</text:span></text:p>
      <text:p text:style-name="P14"><text:tab/><text:span text:style-name="T27">There was an audible pop as Mrs. Gault’s eye began to fill with blood.</text:span></text:p>
      <text:p text:style-name="P14"><text:tab/>“<text:span text:style-name="T27">Are you friends okay, Dom?” said Jed.</text:span></text:p>
      <text:p text:style-name="P14"><text:tab/><text:span text:style-name="T27">Dom nodded, “Max went to warn the Garden after we fought off a member of the Choir.”</text:span></text:p>
      <text:p text:style-name="P14"><text:tab/><text:span text:style-name="T27">Jed looked impressed. <text:s/>“The Choir, wow! <text:s/>Good thing you’ve been paying attention.”</text:span></text:p>
      <text:p text:style-name="P14"><text:tab/><text:span text:style-name="T27">Mrs. Gault’s eye blood was dripping on the counter in a steady flow as Jed turned his gaze back to her.</text:span></text:p>
      <text:p text:style-name="P14"><text:tab/>“<text:span text:style-name="T27">Dom, go help your friends. <text:s/>Make sure everyone gets to the Senate safely.”</text:span></text:p>
      <text:p text:style-name="P14"><text:tab/>“<text:span text:style-name="T27">Are you gonna be okay here?”</text:span></text:p>
      <text:p text:style-name="P14"><text:tab/>“<text:span text:style-name="T27">We’ll both be fine. <text:s/>Mrs. Gault here is going to decide she no longer agrees wih the Shepherds for this vote.”</text:span></text:p>
      <text:p text:style-name="P14"><text:tab/><text:span text:style-name="T27">Dom didn’t know wha that meant, but he was already out the door before Jed finished. <text:s/>He whipped out his phone and texted Yunjin. <text:s/>“Are you alive? I’m so sorry.” <text:s/>He was in the middle of considering another text when she responded.</text:span></text:p>
      <text:p text:style-name="P14"><text:tab/>“Yes…<text:span text:style-name="T27"> I’m alive, what happened? <text:s/>Are you okay?”</text:span></text:p>
      <text:p text:style-name="P14"><text:tab/>“<text:span text:style-name="T27">No one attacked you? Have you heard from the others?”</text:span></text:p>
      <text:p text:style-name="P14"><text:tab/>“<text:span text:style-name="T27">It’s been two minutes Dom. <text:s/>We haven’t met up yet. <text:s/>What happened?”</text:span></text:p>
      <text:p text:style-name="P14"><text:tab/><text:span text:style-name="T27">Dom checked the time on his phone – she was right. <text:s/>He closed his eyes, trying not to see visions of his dead friends.</text:span></text:p>
      <text:p text:style-name="P14"><text:tab/>“<text:span text:style-name="T27">I’m better now. <text:s/>Jed says The Garden’s been attacked. <text:s/>We should get there as quick as we can.”</text:span></text:p>
      <text:p text:style-name="P14"><text:tab/>“<text:span text:style-name="T27">I’ll be right there. <text:s/>Text the boys, we’ll have to go back up Maxine. <text:s/>I’ll send you the address.”</text:span></text:p>
      <text:p text:style-name="P16">[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19">HEAVILY CONSIDER CUTTING OR MOVING THIS ELSEWHERE</text:p>
      <text:p text:style-name="P16"><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6"><text:tab/>Sahil and Dom arrived to the enterance at the same time. <text:s/>The steel galte welcomed them with the creaking of steel hinges and an unseasonably warm, phantom wind. <text:s/>Sahil waved, but didn’t pause before he entered the beirgarten. </text:p>
      <text:p text:style-name="P16"><text:tab/>It was quiet. <text:s/>The patrons sat across from one another and, at first glance, seemed to be listening intently to a band or speaker. <text:s/>Quickly, Dom caught up to Sahil.</text:p>
      <text:p text:style-name="P16"><text:tab/>“What’s wrong with everyone?” said Dom, putting his hand on his shoulder.</text:p>
      <text:p text:style-name="P16"><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6"><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6"><text:tab/>Shaking himself, he raced after Sahil. <text:s/>“How can I help?”</text:p>
      <text:p text:style-name="P16"><text:tab/>Sahil looked between Maxine and her chess partner [I guess she’s playing chess lol], then to the combat with Brennan and Yunjin. <text:s/>“Jed’s a domain controller, can you do the same thing?”<text:tab/></text:p>
      <text:p text:style-name="P16"><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6"><text:tab/>“Go help Max then. <text:s/>Do everything she asks you to do.” said Sahil, just before dissapearing in to the fray.</text:p>
      <text:p text:style-name="P16"><text:tab/>Dom turned to Maxine, who didn’t acknowledge his presence. <text:s/>He though back to Jed’s lesson in the park and, with a deep breath, drew in as much power as he could from the River below. <text:s/>In Maxine’s domain, tea had just been served. <text:s/>Around the 18<text:span text:style-name="T16">th</text:span> century table sat two huddled monks and, of course, Maxine. <text:s/>She spared Dom a quick glance before returning to her guests.</text:p>
      <text:p text:style-name="P16"><text:soft-page-break/><text:tab/>“Apologies for the intrusion everyone, but my dear friend Dominic has decided to join us. <text:s/>He is quite a fine gentleman, so I’m certain you’ll find him a satifactory conversation partner.”</text:p>
      <text:p text:style-name="P16"><text:tab/>The mages stood and bowed perfunctorily to him. <text:s/>“We are honored to greet you,” said the taller of the two.</text:p>
      <text:p text:style-name="P16"><text:tab/>Thinking back to Brennan’s explanation of Maxine’s domain, he quick bowed and said, “The pleasure is all mine.” [Okay, I guess I have to explain that sometime lol]</text:p>
      <text:p text:style-name="P16"><text:tab/>Dom could almost see the worry in Maxine’s face as she motioned for him to take a seat next to her. <text:tab/></text:p>
      <text:p text:style-name="P16"><text:tab/>Mason and I were just discussing the upcoming Senate meeting, but I fear it’s affecting my chess game with Abagail here. <text:s/>Do have anyting to share with us?”</text:p>
      <text:p text:style-name="P16"><text:tab/>Mason turned to Dom, sizing him up. <text:s/>“Please,” he said with a casual wave of his hand, “take a seat so we can talk properly.”<text:tab/></text:p>
      <text:p text:style-name="P16"><text:tab/>Dom stared at the seat before him. <text:s/>Hadn’t he already sat down? <text:s/>He panicked for a quick moment before Maxine reached out to hold Dom’s seat.</text:p>
      <text:p text:style-name="P16"><text:tab/>“Sorry Mason, you must have missed it. <text:s/>Dominic here has already taken his seat.”</text:p>
      <text:p text:style-name="P16"><text:tab/>Dom watched as she unwound a thin thread of magic that stretched between the man and the chair. <text:s/></text:p>
      <text:p text:style-name="P16"><text:tab/>Maxine shot Dom a look. <text:s/>“Don’t you remember sitting?”</text:p>
      <text:p text:style-name="P16"><text:tab/>He did. <text:s/>And he realized that he needed to be more on guard than we was.</text:p>
      <text:p text:style-name="P16"><text:tab/>“Of course.”</text:p>
      <text:p text:style-name="P16">[Here’s where I learned that I didn’t like this scene. <text:s/>That’s said, it’s a bit better than I thought it was. <text:s/>Still not good though haha.]</text:p>
      <text:p text:style-name="P16"><text:tab/><text:span text:style-name="T28">[Mid-outiline notes about changing the whole story. <text:s/>Apparently this is relatively common, but it’s pretty annoying nonetheless. <text:s/>Hopefully we get something good out of it. <text:s/>Notes to follow below]</text:span></text:p>
      <text:p text:style-name="P17">[So, after thinking about this, I think I missed the tone of the story a bit. <text:s/>Or maybe I should say that I discovered the tone of the story now. <text:s/>The story so far has had mages sort of acting like superheroes, which I could take a bit of for sure for the rewritten story maybe, but we’re going to have to really turn up the fish-out-of-water, noir on this story. <text:s/>I think Dom should hardly understand magic at all and he uses his past life skills – presumably programming – to barely skate by these horrible situations. <text:s/>Magic is fundamentally, un-understandable. <text:s/>It’s only something you can really feel. <text:s/>I should use the “teaching someone how to whistle” metaphor? Example? You get it. <text:s/>Very, “Use the force, Luke.” type beat. <text:s/>Stuff like, “You have to understand the temperment of the fire before you manipulate it, ect.]</text:p>
      <text:p text:style-name="P20">Moving on to the ending part of the story, it takes a while to get into it</text:p>
      <text:p text:style-name="P22"><text:tab/><text:span text:style-name="T29">Dom races away from Jed’s Diner after figuring out that the Senate gathering is happening right now. <text:s/>He find his friends gathered at a bar he frequents and isn’t surprised to find it split into a </text:span><text:soft-page-break/><text:span text:style-name="T29">Parliment-style political gathering. <text:s/>The experience is surreal. <text:s/>Robed and bearded ancient wizards sit on their pews while their peers stand to speak in the center of the room. <text:s/>They speak facing the other side of the room arguing about whether or not they should… cause some terrible disaster to happen in the city probably. <text:s/>The Wizards point out that humans only get their shit together when something dramatic happens. <text:s/>We should strongly imply that they’ve dome this before and that several other Magocracies over the world have done this around the world relatively often. <text:s/>They say things like, “We just need to shake things up,” and “We need to just completely break this vase before they even think about fixing it.” <text:s/>They Magocracy has completely lost confidence that humanscan take care of their own business. <text:s/>Basically, they have a “tear it all down” attitude.</text:span></text:p>
      <text:p text:style-name="P24"><text:tab/>Some of the Wizards are on Dom’s side – most notably the friends he’s made through the Exorcists and Jed’s diner. <text:s/>Dom uses some poiwer after running into the meeting late – they’re voting on the resolution and the Speaker says, “If there are none in opposition, then the resolution passes – ”</text:p>
      <text:p text:style-name="P24"><text:tab/>“I object!” shouted Dom, panting from the waist-height door which seperated the spectators from the speaking area. <text:s/>The Speaker of the House raised his eyebrows so that his dark galsses danced across his face.</text:p>
      <text:p text:style-name="P24"><text:tab/>“We have already voted young sir. <text:s/>Resolution 2106, A Vote of No Confidence passes with none in oppo…”</text:p>
      <text:p text:style-name="P24"><text:tab/>“I object, Mr. Speaker! <text:s/>And I have a right to speak by the Oath I have sworn and the power within my bones.” <text:s/>Dom closed his eyes and, from his cupped hands, produced a small fairy light. <text:s/>The small, blue and green mote floated just above Dom’s palm, flitting in and out of sight like June fireflies.</text:p>
      <text:p text:style-name="P24"><text:tab/>One of the long-beards stood. <text:s/>“A radience point is hardly a spell Mr. Speaker. <text:s/>Are we to allow any human who’s ever accidentally a miracle into these hallowed halls?”</text:p>
      <text:p text:style-name="P24"><text:tab/>“It is his birthright Mr. Speaker!” <text:s/>A small woman wearing what seemed to be plumbers’ coveralls rose from her seat. <text:s/>“I will not stand for this subversion of the House rules.”</text:p>
      <text:p text:style-name="P24"><text:tab/>There was a rumble of agreement from the rest of the House. <text:s/>Many of the gathered mages punded their tables with their fists in apparent agreement. <text:s/>The long-beard sat.</text:p>
      <text:p text:style-name="P24"><text:tab/>As Dom stood at the wooden half-door, the Speaker looked at his small light, at the now-silent room, then again at what Dom was wearing.</text:p>
      <text:p text:style-name="P24"><text:tab/>“You will dress respectfully next time you intend to address this House.” <text:s/>The weight of his authority settled around Dom’s neck like a thick rope.</text:p>
      <text:p text:style-name="P24"><text:tab/>“Yes, Mr. Speaker,” he said as confidently as he could manage.</text:p>
      <text:p text:style-name="P24"><text:tab/>Dom approached to the wooden pulpit and turned to address the House. <text:s/>Dozens of eyes examined him, some from under wide-brimmed Wizard hats and still others from behind nose-perched spectacles. <text:s/>The wood of the pulpit was warm beneath Dom’s fingertips.</text:p>
      <text:p text:style-name="P24"><text:tab/>“Begging the pardon of the House, but I would like to formally object to the Vote of No Confidence.” <text:s/>He paused for a response from the House, but only received blank stares in return.</text:p>
      <text:p text:style-name="P24"><text:soft-page-break/><text:tab/>“Okay,” he said under his breath. <text:s/>Dom pointed out to the onlookers just outside the gate. <text:s/>“I have spent time with the good people of this city. <text:s/>They’ve been knocked around, to be sure, but they’ve also been building new homes, brick by brick, in their new city. <text:s/>A city that might be a little dark…” <text:s/>The mages began to murmur to one another.</text:p>
      <text:p text:style-name="P24"><text:tab/>“Okay, very dark,” Dom relented, “and there will be darker days than these to come.” <text:s/>He rapped his knuckles on the lecturn in the rhythm he saw the woman produce before. <text:s/>“But we would be fools to count the good people of San Francisco out. <text:s/>Even today, I have seen the Great River open its flood gates for an upstanding citizen with our city limits.”</text:p>
      <text:p text:style-name="P24"><text:tab/>A simmer of whispers overcame the crowd. <text:s/>Dom turned back to the Speaker of the House to meet his still implacable gaze.</text:p>
      <text:p text:style-name="P24"><text:tab/>“It’s true Mr. Speaker, though there may be some who dobt my words.”</text:p>
      <text:p text:style-name="P23"><text:span text:style-name="T29"><text:tab/>“Will we overturn this House simply because one person exists who serves the Great River?” said one of the long-beards. <text:s/>This one bore a striking resemblance to </text:span><text:span text:style-name="T30">a </text:span><text:span text:style-name="T29">school teacher Dom </text:span><text:span text:style-name="T30">once had</text:span><text:span text:style-name="T29">. <text:s/>“</text:span><text:span text:style-name="T30">If one exists or ten exist, then they can curse the times they were born in. <text:s/>We need to shock the city so that their children will have a chance to grow up with struggle.”<text:tab/></text:span></text:p>
      <text:p text:style-name="P25"><text:tab/>“Hard times make good men,” Dom interrupted. <text:s/>“Is that right sir?”</text:p>
      <text:p text:style-name="P25"><text:tab/>The man pounded his fist on the arm of his chair to the rhythm of a racing heart. <text:s/>The crowd followed with a choir of, “Hear! Hear!”</text:p>
      <text:p text:style-name="P25"><text:tab/>“No!” shouted Dom over the roar in the room. <text:s/>“Hard times only create hard times! <text:s/>The world we make will always owe a debt to the one we leave behind.” <text:s/>Dom waited for the rumbles to subside. <text:s/>Some of the mages had begun to cap their pens and gather their jackets from the back of their chairs.<text:tab/></text:p>
      <text:p text:style-name="P25"><text:tab/>The long-beard spoke again. <text:s/>“There’s no city to owe a debt to, young one. <text:s/>There hasn’t been one for a while now.”</text:p>
      <text:p text:style-name="P25"><text:tab/>“Those who still serve the Great River still remain, sir,” said Dom, leveling his gaze at the man. <text:s/>“You just can’t see it from your tower.” </text:p>
      <text:p text:style-name="P25"><text:tab/>At this, the man’s face twisted in fury. <text:s/>The long-beards sitting behind him stood with audible protest.</text:p>
      <text:p text:style-name="P25"><text:tab/>“If I were wrong, you wouldn’t even be holding this vote. <text:s/>You would know the people who really serve this city, not just the people in charge. <text:s/>You would know the people who walk into City Hall every morning and you’d know the people who open their coffee shops so we can all get our morning coffee. <text:s/>You wouldn’t just know who owns the tower next to yours, you’d know who’s playing at the Black Cat tomorrow.”</text:p>
      <text:p text:style-name="P25"><text:tab/>The cadre of long-beards began to shout, “What do you know!” and “Sit down!” over the top of Dom’s speech. <text:s/>He struggled to be heard until the Speaker gavel bade them all into silence.</text:p>
      <text:p text:style-name="P25"><text:tab/>“Mr. Dominic, your time is up. <text:s/>Closing please,” said the Speaker when the hall was finall quiet.</text:p>
      <text:p text:style-name="P25"><text:soft-page-break/><text:tab/>Dom looked over the mages of the Great Hall. <text:s/>Most had turned to whisper to their neighbors – he could hear more than a few conversations about getting dinner.</text:p>
      <text:p text:style-name="P25"><text:tab/>“There are still people who still look at our skyline and can truly say, ‘Oh, Glorious City.’ <text:s/>They say it and they mean it.” <text:s/>He looked around one last time. <text:s/>“If it would please the House, I request that we leave the city to them.”</text:p>
      <text:p text:style-name="P21">Last Chapter Babeyyyyy</text:p>
      <text:p text:style-name="P25"><text:tab/>“<text:span text:style-name="T31">The House vote on Resolution 2106, A Vote of No Confidence will now begin.” <text:s/>The Speaker struck his gavel and Dom felt it in his chest. <text:s/>He took an open seat in the audience, just on the toher side of the wooden gate.</text:span></text:p>
      <text:p text:style-name="P25"><text:tab/><text:span text:style-name="T31">The Speaker continued, “All members present will vote either Yea or Nay. <text:s/>Please do not hold the proceedings unless you have an emergency.” <text:s/>He stood and Dom saw several Mages take that as a queue to line up behind the lecturn. <text:s/>When they were all ready, the voting began.</text:span></text:p>
      <text:p text:style-name="P25"><text:tab/>“<text:span text:style-name="T31">The gentleman from Visitacion Valley.”</text:span></text:p>
      <text:p text:style-name="P26"><text:tab/>“Nay.”</text:p>
      <text:p text:style-name="P26"><text:tab/>“The gentleman from Skybreak Tower.”</text:p>
      <text:p text:style-name="P26"><text:tab/>“Yea.”</text:p>
      <text:p text:style-name="P26"><text:tab/>“The gentlelady from Hayes 1844.”</text:p>
      <text:p text:style-name="P26"><text:tab/>“Yea.”</text:p>
      <text:p text:style-name="P26"><text:tab/>Dom watched as each mage made their way through the line, each row standing and shufflling their way into the line at the lecturn like a well-choreographed dance. <text:s/>For each, the Speaker would note <text:span text:style-name="T32">their vote in his book which looked to be the size of Dom’s torso. <text:s/>After their vote, some would return to their seats, some simply vanished, most left directly out out the front door.</text:span></text:p>
      <text:p text:style-name="P26"><text:tab/>“<text:span text:style-name="T32">The gentlelady from The Great Eye Tower.”</text:span></text:p>
      <text:p text:style-name="P26"><text:tab/>“<text:span text:style-name="T32">Yea.”</text:span></text:p>
      <text:p text:style-name="P26"><text:tab/>“<text:span text:style-name="T32">The representative from Shael’loren Garden.”</text:span></text:p>
      <text:p text:style-name="P26"><text:tab/>“<text:span text:style-name="T32">Nay.”</text:span></text:p>
      <text:p text:style-name="P26"><text:tab/><text:span text:style-name="T33">Dom watched while the votes ticked in and, over time, he realized that he would lose. <text:s/>He carefully examined the docket that hung over the speaker’s head, he realized that there simply weren’t enough votes remaining to pass the 50% mark.</text:span></text:p>
      <text:p text:style-name="P26"><text:tab/>“<text:span text:style-name="T33">The gentleman </text:span><text:span text:style-name="T34">from Nob Hill, present day.”</text:span></text:p>
      <text:p text:style-name="P26"><text:tab/>“<text:span text:style-name="T34">Nay.”</text:span></text:p>
      <text:p text:style-name="P26"><text:tab/>“<text:span text:style-name="T34">The gentlelady from The Great Pyramid at the End of Time.”</text:span></text:p>
      <text:p text:style-name="P26"><text:tab/>“<text:span text:style-name="T34">Nay.”</text:span></text:p>
      <text:p text:style-name="P26"><text:soft-page-break/><text:tab/><text:span text:style-name="T34">The vote was going to pass, and Dom hung his head in his hands. <text:s/>He thought of Jed working away at his diner. <text:s/>Maud and the Shepherds would have to pull together their money for another year of deep cold.</text:span></text:p>
      <text:p text:style-name="P26"><text:tab/>“<text:span text:style-name="T35">The gentleman from Castro 1972.”</text:span></text:p>
      <text:p text:style-name="P26"><text:tab/>“<text:span text:style-name="T35">Yea.”</text:span></text:p>
      <text:p text:style-name="P26"><text:tab/>“<text:span text:style-name="T35">The gentleman from Forest Hill.”</text:span></text:p>
      <text:p text:style-name="P26"><text:tab/>“<text:span text:style-name="T35">Yea.”</text:span></text:p>
      <text:p text:style-name="P26"><text:tab/>“<text:span text:style-name="T35">The gentlelady from Gul’merc’ah Tower.”</text:span></text:p>
      <text:p text:style-name="P26"><text:tab/>“<text:span text:style-name="T35">Nay.”</text:span></text:p>
      <text:p text:style-name="P26"><text:tab/><text:span text:style-name="T35">Yunjin and the Exorcists put so much faith into me, Dom thought. <text:s/>Her dissapointed look already haunted his thoughts. <text:s/>She would have to find time to teach him how to exorcise demons properly. <text:s/>Maybe it wouldn’t be so bad. <text:s/>At least he’d get to spend more time with Yunjin. <text:s/>Maybe there was something there between them.</text:span></text:p>
      <text:p text:style-name="P26"><text:tab/>“<text:span text:style-name="T35">The representative from Nob Hill, 1798.”</text:span></text:p>
      <text:p text:style-name="P26"><text:tab/>“<text:span text:style-name="T35">Yea.”</text:span></text:p>
      <text:p text:style-name="P26"><text:tab/><text:span text:style-name="T35">Dom would have to spend his days learning how the moon phase affected how light magic worked or which animals had enough conciousness to cast magic or how to take into account the temperment of the damn fire when… the temperment of the fire!”</text:span></text:p>
      <text:p text:style-name="P26"><text:tab/>“<text:span text:style-name="T35">The gentleman from Richmond.”</text:span></text:p>
      <text:p text:style-name="P26"><text:tab/>“<text:span text:style-name="T35">Yea.”</text:span></text:p>
      <text:p text:style-name="P26"><text:tab/><text:span text:style-name="T35">Dom stood and moved toward the wooden gate once again.</text:span></text:p>
      <text:p text:style-name="P26"><text:tab/>“<text:span text:style-name="T35">On a vote of 82 – 64, the yeas have it,” the Speaker began. <text:s/>“The Vote of No Confidence – ”</text:span></text:p>
      <text:p text:style-name="P26"><text:tab/>“<text:span text:style-name="T35">Mr. Speaker!” shouted Dom. <text:s/>He stood with his waist pressed against the gate, his torso leaning over in the voting gallery.</text:span></text:p>
      <text:p text:style-name="P26"><text:tab/>“<text:span text:style-name="T35">We will not suspend proceedings Mr. Dominic. <text:s/>Return to your seat, now.”</text:span></text:p>
      <text:p text:style-name="P26"><text:tab/>“<text:span text:style-name="T35">Mr. Speaker, I have been make aware of a regulation surrounding the use of magic in the city limits.”</text:span></text:p>
      <text:p text:style-name="P26"><text:tab/><text:span text:style-name="T35">The Speaker paused, turning over </text:span><text:span text:style-name="T36">his gavel in his hand. <text:s/>“Which regulations do you mean, Mr. Dominic?”</text:span></text:p>
      <text:p text:style-name="P26"><text:tab/>“<text:span text:style-name="T36">As I understand it, we need to consider the temperment of all fire use in the course of magic. <text:s/>Have we consulted with the flames that will be created following any scheduled explosions?”</text:span></text:p>
      <text:p text:style-name="P26"><text:tab/><text:span text:style-name="T36">His spectacles furrowed, the Speaker shot a look to the not-taker seated just below his tall perch. <text:s/>Pages ruffled and the man inspected a section of one of his dust-covered volumes, using his </text:span><text:soft-page-break/><text:span text:style-name="T36">finger to keep track of his place. <text:s/>The man looked over his shoulder and passed the tome to the speaker, indicating one passaage in particular.</text:span></text:p>
      <text:p text:style-name="P26"><text:tab/><text:span text:style-name="T36">The room as silent as a mausoleum. <text:s/>Even the small sounds of shoe-tapping and clothes-shifting seemed to fill the room completely. <text:s/>Chairs creaked beneath their occupants. <text:s/>The pages of the Speaker’s book ruffled as he turned to another page. <text:s/>The silence grew in Dom’s chest until he opeened his mouth so speak once again.</text:span></text:p>
      <text:p text:style-name="P26"><text:tab/><text:span text:style-name="T36">The Speaker spoke first. <text:s/>“Resolution 2106 passes.”</text:span></text:p>
      <text:p text:style-name="P26"><text:tab/><text:span text:style-name="T36">Dom’s heart sank.</text:span></text:p>
      <text:p text:style-name="P26"><text:tab/>“<text:span text:style-name="T36">Due to an oversite concerning fire regulations within the city limits, action on this plan will not be permitted until such a time as we can determine,” the Speaker shot a look at Dom over the top of his ancient spectacles, “the temperment of all affected fire.”</text:span></text:p>
      <text:p text:style-name="P26"><text:tab/><text:span text:style-name="T36">The gavel crashed and the room erupted around Dom. <text:s/>Scores of onlookers stormed out of the House, cursing whatever god they thought had moved against them on this particular day. <text:s/>Still more hurled accusations at the Speaker.</text:span></text:p>
      <text:p text:style-name="P26"><text:tab/>“<text:span text:style-name="T36">Do you really think some new mage could have some that without greasing some wheels?”</text:span></text:p>
      <text:p text:style-name="P26"><text:tab/><text:span text:style-name="T36">There were some still who crowded around Dom and, with their arms around his shoulders, shouted their admiration for his deeds. <text:s/>When the crowd around him grew large enough, Dom could barely move to nod or shake someone’s outstretched hand. <text:s/>It was only when the crowd had pushed him outside into the could, morning air that Dom felt something, somewhere out in the universe click into place. <text:s/>He watched as the sun shone through the skyscrapers for the first time today.</text:span></text:p>
      <text:p text:style-name="P26"><text:tab/>“<text:span text:style-name="T36">We won.”</text:span></text:p>
      <text:p text:style-name="P26"><text:tab/><text:span text:style-name="T36">And then again to the chorus of supporters surrounding him.</text:span></text:p>
      <text:p text:style-name="P26"><text:tab/>“<text:span text:style-name="T36">We won!”</text:span></text:p>
      <text:p text:style-name="P26"><text:tab/><text:span text:style-name="T37">At this, the crowd rolled with excitement and cheers from friends and soon-to-be friends lifted him to the heights that only joy can take a man. <text:s/>Dom would cheer and cheer until his chest had nothing left to give. <text:s/>Tomorrow, the work began again.</text:span></text:p>
      <text:list text:style-name="L1">
        <text:list-header>
          <text:p text:style-name="P27">Zero Outline</text:p>
          <text:p text:style-name="P28"/>
        </text:list-header>
        <text:list-item>
          <text:p text:style-name="P28">INTRO TBD </text:p>
        </text:list-item>
        <text:list-item>
          <text:p text:style-name="P28">Dom sees a mage getting mugged, stops the robbers and the mage saves him from getting shot. He sees the mage use magic, but the mage tells him he’s seeing things.</text:p>
        </text:list-item>
        <text:list-item>
          <text:p text:style-name="P28">Dom becomes consumed thinking about this event, until he follows the mage and sees him use a spell to put out some lamps</text:p>
        </text:list-item>
        <text:list-item>
          <text:p text:style-name="P28">Dom runs home to think about what he saw, and slowly figures out how magic works</text:p>
        </text:list-item>
        <text:list-item>
          <text:p text:style-name="P28">Over the next couple days, he uses magic to so silly things like put out lights and light matches and stuff</text:p>
        </text:list-item>
        <text:list-item>
          <text:p text:style-name="P28">One day, he tries to use a spell and does something wrong (that thing TBD), and he accidentally summons a full-on demon into his workplace. </text:p>
        </text:list-item>
        <text:list-item>
          <text:p text:style-name="P28">The demon chases him, but he can’t run fast like he’s in a dream. <text:s/>Demon catches him, beats him, it’s really bad, and then Dom passes out.</text:p>
        </text:list-item>
        <text:list-item>
          <text:p text:style-name="P28">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28">Dom learns that, although he’s <text:span text:style-name="T4">super </text:span><text:span text:style-name="T13">done with magic after getting beaten to death nearly, he’s going to have to learn at least a little bit of magic for his safety and others</text:span></text:p>
        </text:list-item>
        <text:list-item>
          <text:p text:style-name="P29">Dom learns the ABCs of magic from Jed. <text:s/>About The Power and The Dream.</text:p>
        </text:list-item>
        <text:list-item>
          <text:p text:style-name="P29">Dom’s out of work (probably why this whole thing got started), and Jed says good! You can come work with me! <text:s/>You start Tuesday!</text:p>
        </text:list-item>
        <text:list-item>
          <text:p text:style-name="P29">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29">Dom asks Jed why he runs a diner if he can use magic, and Jed just answers simply that he likes the work. <text:s/>Dom thinks he’s being evasive, but Jed’s serious.</text:p>
        </text:list-item>
        <text:list-item>
          <text:p text:style-name="P29">On his way home, Dom runs across a demon and then witnesses a mage attack it. <text:s/>A battle ensues and the mage kills the demon. <text:s/>When the demon is dying, it manages to catch Dom and he gets into a bad situation.</text:p>
        </text:list-item>
        <text:list-item>
          <text:p text:style-name="P29">Yunjin, the mage, saves him from the demon and the meet for the first time. <text:s/>Step one here on the romance track.</text:p>
        </text:list-item>
        <text:list-item>
          <text:p text:style-name="P29">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29">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29">The mess-up is dramatic, and Dom manages to pull it out barely so that Jed can fix the situation. Dom is pissed, and Jed allows him to exorcist the demon. <text:s/>Dom storms off.</text:p>
        </text:list-item>
        <text:list-item>
          <text:p text:style-name="P29">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29"><text:soft-page-break/>Yunjin invites Dom into her store and they talk about like and magic and whatnot. <text:s/>Romance track step 2 here. <text:s/>Maybe here’s where Dom convinces himself that she’s flirting with him, but then finds out that she’s dating a girl. <text:s/><text:span text:style-name="T39">Yunjin invites him to </text:span><text:span text:style-name="T40">hang out with her team of Exorcists at the Tempest later that day.</text:span></text:p>
        </text:list-item>
        <text:list-item>
          <text:p text:style-name="P30">Dom returns to the Cable Car Diner and makes up with Jed. <text:s/><text:span text:style-name="T41">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31">Dom meets the Exorcists at the Tempest. <text:s/>This is an opportunity to learn their ethos about the world. <text:s/>They’re attacked at the end of the scene</text:p>
        </text:list-item>
        <text:list-item>
          <text:p text:style-name="P31">The Exorcists are attacked by a scary man in a suit. <text:s/>Dom is the only one who doesn’t escape. Things are scary and Dom learns about some plot (but only a bit) to be evil or something. <text:s/>It’s an intense scene to escape.</text:p>
        </text:list-item>
        <text:list-item>
          <text:p text:style-name="P31">Dom is back with the Exorcists, and they talk about what happened and, eventually, figure out what’s going on enough that they put a plan together.</text:p>
        </text:list-item>
        <text:list-item>
          <text:p text:style-name="P31">Dom and Yunjin take off with Yunjin holding Dom’s hand to teleport him around. <text:s/>Yunjin x Dom romance scene here. <text:s/>Yay more progression. <text:s/>They drop him off at Jed’s diner.</text:p>
        </text:list-item>
        <text:list-item>
          <text:p text:style-name="P31">Dom finds Jed in the diner talking to Mrs. Gault. <text:s/>They’re in the middle of a magic battle thing – it’s that gaslighting magic scene with the teacup/coffee.</text:p>
        </text:list-item>
        <text:list-item>
          <text:p text:style-name="P31">Jed wins with a little help from Dom, Dom explains what’s happened from his friends, and Jed runs off to help his friends.</text:p>
        </text:list-item>
        <text:list-item>
          <text:p text:style-name="P31">There’s some collection of scenes here… probably not the Garden scene, but this is where the garden scene goes in the zero draft.</text:p>
        </text:list-item>
        <text:list-item>
          <text:p text:style-name="P31">Dom shows up to the Senate, and he gives his speech to the gathering</text:p>
        </text:list-item>
        <text:list-item>
          <text:p text:style-name="P31">The vote happens and he loses, but then pulls it out at the end with a technicallity that he learned earlier. <text:s/>Yay celebration and end story.</text:p>
          <text:p text:style-name="P32">REPLOTTING V2<text:span text:style-name="T42"/></text:p>
        </text:list-item>
      </text:list>
      <text:list text:style-name="L2">
        <text:list-item>
          <text:p text:style-name="P35"><text:span text:style-name="T62">This scene takes place in Dom’s office. <text:s/>He seems to enjoy his work, but I need to inject a sense of incompleteness and safety to his life. <text:s/>The point here is not that he’s living a </text:span><text:span text:style-name="T10">safe life</text:span><text:span text:style-name="T62"> it’s that he’s not living what he considers his duty deep down inside. <text:s/>That’s gonna be hard lol – </text:span>Dom <text:span text:style-name="T62">basically</text:span> sees someone cast magic and chasing the guy down. <text:s/>The man gives him a card to an address if he wants to talk about it. <text:s/><text:span text:style-name="T62">Maybe he sees a homeless guy get exorcised </text:span><text:span text:style-name="T63">or something.</text:span></text:p>
          <text:p text:style-name="P38">I THINK HIS IS REALLY SCARY AND DOM ISN’T VERY SCARED OF IT. <text:s/>THE GUY (JED) MUST TRY TO SCARE HIM OFF, BUT DOM ISN’T DRIVEN AWAY.<text:span text:style-name="T61">\</text:span></text:p>
          <text:p text:style-name="P33">DO YOU THINK DOM IS FORCED TO JOIN JED? <text:s/>LIKE HE ACCIDENTALLY GETS JED’S APPRENTICE KILLED? OR MAYBE HE JUST OVERHEARS <text:span text:style-name="T62">THE APPRENTICE QUITTING? OR MAYBE DOM HAS SOMETHING TO DO WITH THAT?…. </text:span><text:span text:style-name="T68">MAYBE EXORCISM IS ABOUT COLLECTING DEMONS AND USING THEM FOR… SOME PURPOSE? MAYBE ALL OF MAGIC IS ABOUT THAT, RITUALISM IS ABOUT WRITING INTO A SPELLWORK, EXORCISM IS ABOUT USING IT TO MAKE OTHERS FEEL A PARTICULAR WAY. <text:s/>IT COULD BE THAT DOM PICKS UP A DEMON AND JED TRIES TO EXORCISE HIM OF IT. <text:s/>JED NOTICES THAT HE HAS SOME POTENTIAL AND INVITES HIM TO WORK WITH HIM FOR A WHILE. <text:s/></text:span></text:p>
        </text:list-item>
        <text:list-item>
          <text:p text:style-name="P37"><text:span text:style-name="T62">This scene is on the train – </text:span>Dom thinks about whether or not he should go, we learn more about him here? <text:s/>He probably doesn’t really even consider not going, but he probably does consider that what he saw wasn’t magic. <text:s/>There’s a line here to think about – Dom’s not scared or worried, he’s just understandably skeptical that magic is real lol <text:span text:style-name="T49">AND HERE DOM MEETS JED TO HAVE HIM EXORCISE IT. <text:s/></text:span><text:span text:style-name="T51">THE PERSON WHO TRIES TO EXORCISE IT IS JED’S APPRENTICE, AND DOM NOTICES IT SO IT DOESN’T WORK. <text:s/>JED CRITISIZES THE APPRENTICE AND THEY STORM OFF. <text:s/>THIS IS WHERE DOM JOINS UP</text:span></text:p>
        </text:list-item>
        <text:list-item>
          <text:p text:style-name="P34"><text:span text:style-name="T49">SO HERE, DOM PICKS UP A DEMON SOMEHOW, IT’S SCARY</text:span></text:p>
        </text:list-item>
        <text:list-item>
          <text:p text:style-name="P36">Dom goes anyways, and meets Jed at the diner. <text:s/>During this, Dom learns about magic and Jed frustrates him that he won’t just tell him answers directly. <text:s/>Jed directs him to a magic exhibition <text:span text:style-name="T65">that’s happening tonight</text:span>. He might find out that Jed has a spot for an apprentice here. <text:s/>Four months, and Dom would need to make a decision if he wanted to continue. <text:s/><text:span text:style-name="T46">THERE’S SOMETHING WE’RE WORKING TOWARDS HERE PARLIAMENT I THINK.</text:span></text:p>
        </text:list-item>
        <text:list-item>
          <text:p text:style-name="P35">Dom goes to the exhibition, meets the Exorcists and falls in love with magic. <text:s/>He meets Yunjin for the first time here. <text:s/>They go home together. <text:s/></text:p>
        </text:list-item>
        <text:list-item>
          <text:p text:style-name="P35">The next morning, he and Yunjin talk and Dom falls for her really fast. <text:s/>She seems to like him, but she’s deflects through a sort of aggressive humor. <text:s/>She agrees to a date with Dom at a later time. <text:s/><text:span text:style-name="T48">This scene should probably do something else other than move the romance forward, although if the romance is good enough I don’t think it has to. <text:s/>Also, the time on this doesn’t make a lot of sense… they wake up in the morning, talk, then Dom gets to the diner at 4:30am? Think again about the timeline here.</text:span></text:p>
        </text:list-item>
        <text:list-item>
          <text:p text:style-name="P35">Dom <text:span text:style-name="T52">leaves to go to Jed’s diner very early in the morning… 3 or 4am to be there at 4:30</text:span>, thinking about how excited he is <text:span text:style-name="T43">for his first day learning magic from Jed. <text:s/>He shows up at the diner, and Jed’s first order of business is giving Dom something to take orders with and tells him to get to work. <text:s/>Dom argues a little, but then figures this is part of the process. <text:s/>Dom works a whole shift – after his entire shift at his real job – and he’s super dead. <text:s/>While he’s on the job, Jed teaches him more shit about magic and Exorcism. <text:s/>Dom really enjoys himself learning although he finds it difficult. <text:s/></text:span><text:span text:style-name="T52">After this, Dom leaves to get to work at </text:span><text:span text:style-name="T43"><text:s/></text:span><text:span text:style-name="T46">I THINK DOM MUST LEARN MORE ABOUT WHAT PARLIAMENT IS AND WHAT WOULD BE EXPECTED OF HIM.</text:span></text:p>
        </text:list-item>
        <text:list-item>
          <text:p text:style-name="P40"><text:soft-page-break/>On the way <text:span text:style-name="T52">to work (he must be walking I guess)</text:span>, Dom ruminates over what he learned for the day <text:span text:style-name="T44">and he runs into a man who’s suffering on the street with something. <text:s/>Addiction or just sadness? Some mental anguish of some sort. <text:s/>Jed told him now to close his mind and he was pretty specific about telling him to practice at home, but he didn’t say </text:span><text:span text:style-name="T9">not</text:span><text:span text:style-name="T44"> to practice here… Dom opens his mind and he experiences some absolutely insane shit. <text:s/></text:span><text:span text:style-name="T47">Vague experience, nothing specific, kinda weird.</text:span></text:p>
        </text:list-item>
        <text:list-item>
          <text:p text:style-name="P39">Dom g<text:span text:style-name="T52">ets to work and the experience starts to eat away at him. <text:s/>He’s having full PTSD flashbacks about something that literally never happened to him – probably that didn’t happen in the first place </text:span><text:span text:style-name="T53">at all – and he’s really struggling throughout the day with it. <text:s/>It comes to a head and he… either has to leave work and call Jed or he just walks to the Diner and Jed helps him. <text:s/></text:span>I’m thinking he experiences something like the CIA stalking him and then it killing his sister. <text:s/>Dom is absolutely flattened by this experience, but the man he ?melds? with seems to feel a lot better. <text:s/>He’s more lucid. <text:s/>Not that Dom really can bring himself to care. <text:s/><text:span text:style-name="T47">Glimpses of scary shit happening, some specifics, but no cohesive story. <text:s/>Weird, then really scary.</text:span></text:p>
        </text:list-item>
        <text:list-item>
          <text:p text:style-name="P41">Jed <text:span text:style-name="T54">basically rips the Demon out of Dom here. <text:s/>It’s really scary and the thing is taking him over. <text:s/>But the more Dom listens and observes the demon, </text:span><text:span text:style-name="T55">but he can’t seem to get it out of his mind without Jed’s help. <text:s/>Eventually, Jed decides that he’s worked enough and rips the demon out himself.</text:span><text:span text:style-name="T54"> Eventually, Dom wonders why he was experiencing torment from this, and he can’t really recall that happened in the memory. <text:s/></text:span><text:span text:style-name="T47">Fucking horrifying, then peaceful. <text:s/>It passes.</text:span></text:p>
        </text:list-item>
        <text:list-item>
          <text:p text:style-name="P42">Dom and Yunjin have that date, she tells him they can only meet on her lunch break, but Dom’s actually quite happy to do that. <text:s/>It’s a cute date and Dom talks about his experience learning magic from Jed <text:span text:style-name="T55">and that really scary demon</text:span>. <text:s/>She sort of laughs a little and makes it known to Dom <text:span text:style-name="T55">that that type of demon is like… a hundredth echo of the real demon. <text:s/>And that if it were closer to the source, he would just 100% be dead.</text:span> <text:s/>That does seem to deflate Dom a little, but Yunjin does a pretty good job of cheering him up about it, she didn’t really mean to be a shithead to him. <text:span text:style-name="T45">This is where Yunjin orders that wine</text:span>. <text:s/><text:span text:style-name="T55">Dom seems to set himself to speak with Jed about </text:span><text:span text:style-name="T65">magic stuff</text:span><text:span text:style-name="T55"> the next morning. </text:span></text:p>
        </text:list-item>
        <text:list-item>
          <text:p text:style-name="P43">Jed <text:span text:style-name="T56">and Dom work with a customer to remove a demon. <text:s/>It’s something pretty unpleasant, but the customer knows that magic is real – I think they work a normal job, but they’re aware of the magical world – and so that makes the removal more of a medical procedure. <text:s/>Great teaching opportunity for Dom. <text:s/>Basically Dom tries to remove the demon, something goes wrong, and Jed does it for him. <text:s/>Jed and Dom have their conversation about how Dom doesn’t think he can do this and Jed gives him some wisdom about learning to sit with his frustration. <text:s/>Dom’s sort of 50/50 on it, but doesn’t decide to give up. </text:span><text:span text:style-name="T65">[Before work]</text:span></text:p>
        </text:list-item>
        <text:list-item>
          <text:p text:style-name="P44"><text:span text:style-name="T65">[He skips work for this] </text:span>Dom gets a call that Yunjin’s in the hospital. <text:s/>He rushes down there to see what he can do and, when he finds her, finds out that <text:span text:style-name="T65">s</text:span>he had a siezure. <text:s/>She’s sleeping when Dom gets there and the guy tells him that he knew to call Dom because he had hearts next to his name in her phone. Dom thinks that hilarious. <text:s/><text:span text:style-name="T57">Before the guy leaves, Dom gives him a fistbump and detects that he has a demon in him. <text:s/>Dom realizes that it’s not that powerful, sort of like the one he was working on with Jed earlier? Or something they worked on weeks ago something like that. Dom tries to exorcise the demon from the guy and the guy just thinks Dom’s weird and leaves. Dom probably got pretty close, but just pushed the guy’s ?believability reflex? who knows, something like that. Dom is sad again, and falls asleep next to Yunjin’s bed.</text:span></text:p>
        </text:list-item>
        <text:list-item>
          <text:p text:style-name="P45"><text:span text:style-name="T65">[Later in the afternoon 2 or 3 or so]</text:span>Yunjin wakes up, really embarassed <text:span text:style-name="T58">that Dom’s here. <text:s/>Embarassed at the situation, she gets out of the hospital as quick as she can. <text:s/>Also she seems good, the doctors are at least a little concerned for her and give her some pills, but she does leave and Dom takes her home. <text:s/>When they get there, Yunjin vomits all over the floor after Dom brings her some OJ. <text:s/>She’s pissed and says she’s never drinking ever again. <text:s/>Yunjin convinces him not to call the doctor again, and she lays down to sleep. <text:s/>When she’s situated in bed, she </text:span><text:soft-page-break/><text:span text:style-name="T58">asks Dom to sit on the bed with her and she asks him if he can remove a demon she picked up in the hospital. <text:s/>Dom holds her hand and thinks he probably could, but then says he can call Jed to remove it. <text:s/>She encourages him to get it done himself. <text:s/>Dom does and it’s pretty poggers.</text:span></text:p>
        </text:list-item>
        <text:list-item>
          <text:p text:style-name="P46">The next day, Dom should meet all the roommates and learn about their magic. <text:s/>It’s really sick and he learns a lot and really loves her roommates and everything they’re doing. <text:s/>He also sees Yunjin’s magic and workshop. <text:s/>She’s a ritualist, which he probably already knows, <text:span text:style-name="T59">but he gets to see her work for the first time. <text:s/>Very cool.</text:span></text:p>
          <text:p text:style-name="P46"/>
          <text:p text:style-name="P47">About <text:span text:style-name="T63">2</text:span> month<text:span text:style-name="T63">s</text:span> later, we open up on Jed and Dom practicing Exorcism. <text:s/>Dom’s a lot better, but still struggling to exorcise low leve<text:span text:style-name="T60">l</text:span> demons. <text:s/>They’re both pretty happy with his progress, but Jed’s telling him that they’re both going to have to step up the training. <text:s/>Dom’s pretty excited about that. <text:s/>Jed tells him they’re going to go see some of the Exorcists perform… later? So Dom can get an idea of just how powerful they can be, and where he’s going to have to get to eventually if he wants to make a life doing this. <text:s/>There’s probably some struggle here from Dom about whether or not he should do this as a hobby, and Jed lets him know that he can’t do this as a hobby past a certain point, but he’ll understand once he sees the Exorcists in action.</text:p>
        </text:list-item>
        <text:list-item>
          <text:p text:style-name="P48">About 2 months later, we open up on Dom sitting in his office and thinking about his magic studies with Jed. <text:s/>This scene should reflect the opening scene of the book, although something’s changed in Dom’s thinking. <text:s/>He’s still working and doing his best, but there’s a completeness to his thinking, a driving quality to his thoughts now. <text:s/>Dom is working on his work and magic at his desk, excited about his trip to see an exorcism <text:span text:style-name="T64">in the park later. <text:s/></text:span><text:span text:style-name="T66">As Dom is leaving work, he gets stopped by Maud, the nuts lady who shouts about Dom’s company trying to kill her and stuff. <text:s/>She tells him something that makes Dom think she’s picked up a demon, and he exorcises it quite quickly while just talking to her. Maybe there’s something here about learning something new. <text:s/>Something with the scene needs to be… more? I guess. <text:s/>This is good for now though. <text:s/>We should underline that Dom has at least a little of an ego here about how good he’s getting at exorcism. <text:s/>Not like “I’m the godddamn best” but like “I’m pretty good at this now.” There’s something in me here that makes me want to </text:span><text:span text:style-name="T11">make sure</text:span><text:span text:style-name="T66"> the audience gets at least a little insight into Dom’s advancement. <text:s/>Even if it’s a book-style montage, Dom can’t teleport to being good, we should at least see it a little.</text:span></text:p>
        </text:list-item>
        <text:list-item>
          <text:p text:style-name="P51">Dom goes off to meet Yunjin at her place. <text:s/>They have a date tonight, but Dom’s picking her up. <text:s/>This is where he finds a bottle of whiskey that was gifted to her on the counter. <text:s/>I think maybe there’s some story-driven suggestion that she’s sort of hiding it, but mostly she says she just took it to be nice and that she liked the idea of having it so she like… knows how far she’s come. <text:s/>Dom gets it, but throws it away. <text:s/>She seems annoyed that he did that, but Dom is pretty sure it’s for the best. <text:s/>They <text:span text:style-name="T69">probably get into a fight over it and she says that he took away her choice about getting rid of the alcohol. <text:s/>Dom says that she shouldn’t put herself in the situation to choose. <text:s/>She needs to retort with something like, how is she going to learn to turn down alcohol if she runs every time she sees it. <text:s/>Basically she hits on Dom’s sense of control and he understands because he feels the need to control his outcome to become an Exorcist. <text:s/>Dom apologizes to her, they make up. <text:s/>Even though Dom’s right and she’s wrong ultimately. <text:s/>Yunjin has to work, so they cancel their date. <text:s/>Seemingly, she’s not mad. <text:s/>But she’s obviously mad. <text:s/>Dom leaves </text:span><text:span text:style-name="T70">to </text:span><text:span text:style-name="T69">walk to the park alone.</text:span></text:p>
        </text:list-item>
        <text:list-item>
          <text:p text:style-name="P49"><text:span text:style-name="T64">D</text:span>om arrives at the park, probably Golden Gate Park, <text:span text:style-name="T70">for the last magic exhibition before Parliament. <text:s/>It’s just like the one Jed to Dom to back when all of this started. <text:s/>Here, he gets to experience</text:span> one of the Magocracy Exorcists <text:span text:style-name="T70">for the very first time</text:span>. <text:s/>He’s met plenty of Exorcists before, many that were quite good, but this is the first time he’s gotten to experience someone who’ll lead the Parliament for his division. <text:s/>The experience is incredible. <text:s/>It really changes what Dom believes is possible for exorcism… and it also discourages him. <text:s/>That Exorcist is so good <text:soft-page-break/><text:span text:style-name="T67">and Dom’s progressed so much, that he can tell now just how far he has to go and fully believes that he’ll literally never get there.</text:span></text:p>
        </text:list-item>
        <text:list-item>
          <text:p text:style-name="P50">On his walk back from the park, he runs into Maxine and the guys... somewhere. <text:s/>They should have a little talk about Dom’s budding inferiority complex and Dom basically learns the wrong lesson from them. <text:s/>Basically, it demoralizes him more, but makes him feel like he can control the outcome if he just white-knuckles it long enough. <text:s/>If he just whhips himself hard enough, he can figure it out. <text:s/>I think this isn’t really what they’re trying to say, but they’re all geniuses so they kinda don’t know. <text:s/>Also, here they <text:span text:style-name="T70">get attacked “attacked” by <text:s/>a demon. <text:s/>Dom has to figure out how to exorcise it, but it sort up fucks up the person who got possessed. <text:s/>Things are heating up they all say, and they’re only going to get scarier until Parliament comes.</text:span></text:p>
        </text:list-item>
        <text:list-item>
          <text:p text:style-name="P52">The next morning, Jed and Dom talk about what happened the night before. <text:s/>Jed gives him instruction on how to exorcise that particular demon. <text:s/>This is a good opportunity for a “this one only comes out with prayer” – type reference. <text:s/><text:span text:style-name="T71">Dom is quite mad that he allowed the demon to really injure whoever it was that got possessed, but Jed doesn’t really seem to be surprised that he couldn’t exorcise it. <text:s/>That was a pretty hard one to be honest, not at your level to be trivial yet. <text:s/>Dom believes that it </text:span><text:span text:style-name="T12">needs</text:span><text:span text:style-name="T71"> to be at his level soon, and that he’s not progressing fast enough. <text:s/></text:span><text:span text:style-name="T50">This ties into this next part, they’re happening simultaneously.</text:span><text:span text:style-name="T71"> </text:span><text:s text:c="2"/><text:span text:style-name="T71">Dom talks about how he saw the Magocracy Exorcist for the first time and Jed doesn’t really seem to understand that Dom feels insecure about his place in the world. <text:s/>Jed just thinks that Dom is really in awe over that the Mago Exorcists can really do. <text:s/>Eventually, Jed figures it out and helps Dom calm down about it. <text:s/>This is probably where we can talk about commiting yourself to the work. <text:s/>Jed explains it in some sufficiently mystical way that Dom doesn’t fully understand, but thinks he probably will sometime soon, since that’s how it normally works in his experience. Lol</text:span></text:p>
        </text:list-item>
        <text:list-item>
          <text:p text:style-name="P53">Dom is about to leave for work, and comes across Jed and a woman talking. <text:s/>It’s the Mrs Gault and Jed fight scene. <text:s/>Probably should contextualize it better, <text:span text:style-name="T72">but the same basic scene happens. Probably should be just like I wrote it, with Jed getting attacked and Dom providing some backbone at the very end. <text:s/>Dom believes that he barely helped Jed, and Jed tries tell him that “barely” was good enough. <text:s/>But Dom’s not a big fan of that, and he wants to get good enough to exorcise that demon with Jed easily. <text:s/>Not Jed doing nearly all the work and Dom doing “just enough.” <text:s/>You helped exactly what I needed. Dom says thanks and walks off to work.</text:span></text:p>
        </text:list-item>
        <text:list-item>
          <text:p text:style-name="P58">There’s a scene at work and then, when he leaves, he arrives home to Yunjin sitting on his couch drunk.</text:p>
        </text:list-item>
        <text:list-item>
          <text:p text:style-name="P57">Yunjin relapses <text:span text:style-name="T74">scene. <text:s/>I’m sure I wrote this already, this is where that goes.</text:span></text:p>
        </text:list-item>
        <text:list-item>
          <text:p text:style-name="P57">Yunjin’s AA meeting. <text:s/><text:span text:style-name="T74">Another one I wrote already, but this is where it goes.</text:span></text:p>
        </text:list-item>
        <text:list-item>
          <text:p text:style-name="P60">There’s a scene here that ties these arc together in a better way. <text:s/>Dom’s really in a poor mood with all this – he’s strung super thin and about to break. <text:s/>This is the very bottom of the pit for him. <text:s/>Maybe he tells Jed that he can’t do it and that he can’t come to the Parliament tomorrow. <text:s/>He tries to quit. <text:s/>Jed just tells him to show up and just do the work. <text:s/>It’s the first time Jed pushes him. <text:s/>He says something that makes Dom just trust him, even though he doesn’t believe him. <text:s/>Dom gets ready at the end and move off to the Parliament at the end of the day.</text:p>
        </text:list-item>
        <text:list-item>
          <text:p text:style-name="P55">Set up for the Parliament, Jed and Dom are assigned to protect a group of Warders who’ve set themselves to hold the fabric of reality together for the night, so that no more demons leak in.</text:p>
        </text:list-item>
        <text:list-item>
          <text:p text:style-name="P56">The Parliament begins. And it’s intense. <text:s/>Things are going well, but one of the demons slip free. <text:s/><text:span text:style-name="T73">This h as to be basically the full arc of the event but, just before the end, Dom jumps off to chase down a demon.</text:span></text:p>
        </text:list-item>
        <text:list-item>
          <text:p text:style-name="P55">Dom reaches after the demon to tackle it by himself. <text:s/>Jed’s concerned, but he has to hold down the fort so that the rest of the Warders don’t like… die or something. <text:s/><text:span text:style-name="T73">Dom gets it at the end of the chapter. <text:s/>Parliament success! No demons broke through in small, small part due to Dom. <text:s/></text:span><text:soft-page-break/><text:span text:style-name="T73">Dom basically gets it at this point – magic is about just doing the work and enjoying the outcome, whatever that is. <text:s/>He really enjoys people telling him he did a great job – even the super powerful mages he was reluctant to meet. <text:s/>By the end, he’s basically fully committed to being an Exorcist. <text:s/>He’s joining to work at the diner.</text:span></text:p>
        </text:list-item>
        <text:list-item>
          <text:p text:style-name="P53"><text:span text:style-name="T74">This could be a scene that happens two months later again. <text:s/>One more day sober than Yunjin had last time.</text:span> <text:span text:style-name="T73">Story wrap-up. <text:s/></text:span><text:span text:style-name="T74">This might be where they’re talking about Why Yunjin doesn’t want Dom to come to her meetings? Also where she insinuates that he should move in with her.</text:span> <text:span text:style-name="T74">Talking about his decision to quit and start working with Jed at the diner.</text:span> Walking arm in arm down the street. <text:s/>And tomorrow, the work began again.</text:p>
        </text:list-item>
      </text:list>
      <text:p text:style-name="P54"/>
      <text:p text:style-name="P59">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2-15T20:59:11.972790539</dc:date>
    <meta:editing-duration>P3DT6H35M38S</meta:editing-duration>
    <meta:editing-cycles>18</meta:editing-cycles>
    <meta:generator>LibreOffice/24.2.0.3$Linux_X86_64 LibreOffice_project/420$Build-3</meta:generator>
    <meta:document-statistic meta:table-count="0" meta:image-count="0" meta:object-count="0" meta:page-count="30" meta:paragraph-count="468" meta:word-count="16725" meta:character-count="91314" meta:non-whitespace-character-count="73813"/>
  </office:meta>
</office:document-meta>
</file>